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officeooo:rsid="0005397d" officeooo:paragraph-rsid="0005397d"/>
    </style:style>
    <style:style style:name="P2" style:family="paragraph" style:parent-style-name="Text_20_body">
      <style:paragraph-properties fo:orphans="2" fo:widows="2"/>
      <style:text-properties officeooo:paragraph-rsid="000c9adf"/>
    </style:style>
    <style:style style:name="P3" style:family="paragraph" style:parent-style-name="Text_20_body">
      <style:paragraph-properties fo:orphans="2" fo:widows="2"/>
      <style:text-properties officeooo:rsid="0007a460" officeooo:paragraph-rsid="0007a460"/>
    </style:style>
    <style:style style:name="P4" style:family="paragraph" style:parent-style-name="Text_20_body">
      <style:paragraph-properties fo:orphans="2" fo:widows="2"/>
      <style:text-properties style:font-name="FreeMono" officeooo:rsid="000b51cc" officeooo:paragraph-rsid="000b51cc"/>
    </style:style>
    <style:style style:name="P5" style:family="paragraph" style:parent-style-name="Text_20_body">
      <style:paragraph-properties fo:orphans="2" fo:widows="2"/>
      <style:text-properties style:font-name="FreeMono" officeooo:rsid="000d6f62" officeooo:paragraph-rsid="000d6f62"/>
    </style:style>
    <style:style style:name="P6" style:family="paragraph" style:parent-style-name="Text_20_body">
      <style:paragraph-properties fo:orphans="2" fo:widows="2"/>
      <style:text-properties style:font-name="FreeMono" officeooo:rsid="000d6f62" officeooo:paragraph-rsid="0017403b"/>
    </style:style>
    <style:style style:name="P7" style:family="paragraph" style:parent-style-name="Text_20_body">
      <style:paragraph-properties fo:orphans="2" fo:widows="2"/>
      <style:text-properties officeooo:rsid="000b51cc" officeooo:paragraph-rsid="000b51cc"/>
    </style:style>
    <style:style style:name="P8" style:family="paragraph" style:parent-style-name="Text_20_body">
      <style:paragraph-properties fo:orphans="2" fo:widows="2"/>
      <style:text-properties officeooo:rsid="000d6f62" officeooo:paragraph-rsid="000d6f62"/>
    </style:style>
    <style:style style:name="P9" style:family="paragraph" style:parent-style-name="Text_20_body">
      <style:paragraph-properties fo:orphans="2" fo:widows="2"/>
      <style:text-properties style:font-name="Liberation Serif" officeooo:rsid="0005397d" officeooo:paragraph-rsid="0011fa61"/>
    </style:style>
    <style:style style:name="P10" style:family="paragraph" style:parent-style-name="Text_20_body">
      <style:paragraph-properties fo:orphans="2" fo:widows="2"/>
      <style:text-properties officeooo:rsid="0014ce64" officeooo:paragraph-rsid="0014ce64"/>
    </style:style>
    <style:style style:name="P11" style:family="paragraph" style:parent-style-name="Text_20_body">
      <style:paragraph-properties fo:margin-left="0in" fo:margin-right="0in" fo:orphans="2" fo:widows="2" fo:text-indent="0in" style:auto-text-indent="false"/>
      <style:text-properties fo:font-variant="normal" fo:text-transform="none" fo:color="#111111" style:font-name="Liberation Serif" fo:font-size="12pt" fo:letter-spacing="normal" fo:font-style="normal" fo:font-weight="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111111" style:font-name="Liberation Serif" fo:font-size="12pt" fo:letter-spacing="normal" fo:font-style="normal" fo:font-weight="normal" officeooo:rsid="000671a2" officeooo:paragraph-rsid="000671a2"/>
    </style:style>
    <style:style style:name="P13" style:family="paragraph" style:parent-style-name="Text_20_body">
      <style:paragraph-properties fo:margin-left="0in" fo:margin-right="0in" fo:orphans="2" fo:widows="2" fo:text-indent="0in" style:auto-text-indent="false"/>
      <style:text-properties fo:font-variant="normal" fo:text-transform="none" fo:color="#111111" style:font-name="Liberation Serif" fo:font-size="12pt" fo:letter-spacing="normal" fo:font-style="normal" fo:font-weight="normal" officeooo:rsid="0007a460" officeooo:paragraph-rsid="0007a460"/>
    </style:style>
    <style:style style:name="P14" style:family="paragraph" style:parent-style-name="Text_20_body">
      <style:paragraph-properties fo:margin-left="0in" fo:margin-right="0in" fo:orphans="2" fo:widows="2" fo:text-indent="0in" style:auto-text-indent="false"/>
      <style:text-properties fo:font-variant="normal" fo:text-transform="none" fo:color="#111111" style:font-name="Liberation Serif" fo:font-size="12pt" fo:letter-spacing="normal" fo:font-style="normal" fo:font-weight="normal" officeooo:rsid="000a65d3" officeooo:paragraph-rsid="000a65d3"/>
    </style:style>
    <style:style style:name="P15" style:family="paragraph" style:parent-style-name="Text_20_body">
      <style:paragraph-properties fo:margin-left="0in" fo:margin-right="0in" fo:orphans="2" fo:widows="2" fo:text-indent="0in" style:auto-text-indent="false"/>
      <style:text-properties fo:font-variant="normal" fo:text-transform="none" fo:color="#111111" style:font-name="Liberation Serif" fo:font-size="12pt" fo:letter-spacing="normal" fo:font-style="normal" fo:font-weight="normal" officeooo:rsid="000b1430" officeooo:paragraph-rsid="000b1430"/>
    </style:style>
    <style:style style:name="P16" style:family="paragraph" style:parent-style-name="Text_20_body">
      <style:paragraph-properties fo:margin-left="0in" fo:margin-right="0in" fo:orphans="2" fo:widows="2" fo:text-indent="0in" style:auto-text-indent="false"/>
      <style:text-properties fo:font-variant="normal" fo:text-transform="none" fo:color="#111111" style:font-name="Liberation Serif" fo:font-size="12pt" fo:letter-spacing="normal" fo:font-style="normal" fo:font-weight="normal" officeooo:rsid="000b51cc" officeooo:paragraph-rsid="000b51cc"/>
    </style:style>
    <style:style style:name="P17" style:family="paragraph" style:parent-style-name="Text_20_body">
      <style:paragraph-properties fo:margin-left="0in" fo:margin-right="0in" fo:orphans="2" fo:widows="2" fo:text-indent="0in" style:auto-text-indent="false"/>
      <style:text-properties fo:font-variant="normal" fo:text-transform="none" fo:color="#111111" style:font-name="Liberation Serif" fo:font-size="12pt" fo:letter-spacing="normal" fo:font-style="normal" fo:font-weight="bold" officeooo:rsid="000671a2" officeooo:paragraph-rsid="000671a2" style:font-weight-asian="bold" style:font-weight-complex="bold"/>
    </style:style>
    <style:style style:name="P18" style:family="paragraph" style:parent-style-name="Text_20_body">
      <style:paragraph-properties fo:margin-left="0in" fo:margin-right="0in" fo:orphans="2" fo:widows="2" fo:text-indent="0in" style:auto-text-indent="false"/>
      <style:text-properties fo:font-variant="normal" fo:text-transform="none" fo:color="#111111" style:font-name="Liberation Serif" fo:font-size="12pt" fo:letter-spacing="normal" fo:font-style="normal" fo:font-weight="bold" officeooo:rsid="001385d4" officeooo:paragraph-rsid="001385d4" style:font-weight-asian="bold" style:font-weight-complex="bold"/>
    </style:style>
    <style:style style:name="P19" style:family="paragraph" style:parent-style-name="Table_20_Contents">
      <style:text-properties style:font-name="Liberation Serif" fo:font-size="12pt"/>
    </style:style>
    <style:style style:name="P20" style:family="paragraph" style:parent-style-name="Table_20_Contents">
      <style:text-properties style:font-name="Liberation Serif" fo:font-size="12pt" officeooo:rsid="000a65d3" officeooo:paragraph-rsid="000a65d3"/>
    </style:style>
    <style:style style:name="P21" style:family="paragraph" style:parent-style-name="Text_20_body">
      <style:text-properties fo:font-variant="normal" fo:text-transform="none" fo:color="#111111" style:font-name="Liberation Serif" fo:font-size="12pt" fo:letter-spacing="normal" fo:font-style="normal" fo:font-weight="normal" officeooo:rsid="0005397d" officeooo:paragraph-rsid="0005397d"/>
    </style:style>
    <style:style style:name="P22" style:family="paragraph" style:parent-style-name="Text_20_body" style:list-style-name="L1">
      <style:paragraph-properties fo:orphans="2" fo:widows="2"/>
      <style:text-properties fo:font-variant="normal" fo:text-transform="none" fo:color="#111111" style:font-name="Liberation Serif" fo:font-size="12pt" fo:letter-spacing="normal" fo:font-style="normal" fo:font-weight="normal" officeooo:rsid="0007a460" officeooo:paragraph-rsid="0007a460"/>
    </style:style>
    <style:style style:name="P23" style:family="paragraph" style:parent-style-name="Text_20_body">
      <style:paragraph-properties fo:orphans="2" fo:widows="2"/>
      <style:text-properties fo:font-variant="normal" fo:text-transform="none" fo:color="#111111" style:font-name="Liberation Serif" fo:font-size="12pt" fo:letter-spacing="normal" fo:font-style="normal" fo:font-weight="normal" officeooo:rsid="0007a460" officeooo:paragraph-rsid="0007a460"/>
    </style:style>
    <style:style style:name="P24" style:family="paragraph" style:parent-style-name="Text_20_body">
      <style:paragraph-properties fo:orphans="2" fo:widows="2"/>
      <style:text-properties fo:font-variant="normal" fo:text-transform="none" fo:color="#111111" style:font-name="Liberation Serif" fo:font-size="12pt" fo:letter-spacing="normal" fo:font-style="normal" fo:font-weight="normal" officeooo:rsid="0008e30c" officeooo:paragraph-rsid="0008e30c"/>
    </style:style>
    <style:style style:name="P25" style:family="paragraph" style:parent-style-name="Text_20_body">
      <style:paragraph-properties fo:orphans="2" fo:widows="2"/>
      <style:text-properties fo:font-variant="normal" fo:text-transform="none" fo:color="#111111" style:font-name="Liberation Serif" fo:font-size="12pt" fo:letter-spacing="normal" fo:font-style="normal" fo:font-weight="normal" officeooo:rsid="000a65d3" officeooo:paragraph-rsid="000a65d3"/>
    </style:style>
    <style:style style:name="P26" style:family="paragraph" style:parent-style-name="Text_20_body">
      <style:paragraph-properties fo:orphans="2" fo:widows="2"/>
      <style:text-properties fo:font-variant="normal" fo:text-transform="none" fo:color="#111111" style:font-name="Liberation Serif" fo:font-size="12pt" fo:letter-spacing="normal" fo:font-style="normal" fo:font-weight="normal" officeooo:rsid="000b51cc" officeooo:paragraph-rsid="000b51cc"/>
    </style:style>
    <style:style style:name="P27" style:family="paragraph" style:parent-style-name="Text_20_body">
      <style:paragraph-properties fo:orphans="2" fo:widows="2"/>
      <style:text-properties fo:font-variant="normal" fo:text-transform="none" fo:color="#111111" style:font-name="Liberation Serif" fo:font-size="12pt" fo:letter-spacing="normal" fo:font-style="normal" fo:font-weight="normal" officeooo:rsid="000d6f62" officeooo:paragraph-rsid="000d6f62"/>
    </style:style>
    <style:style style:name="P28" style:family="paragraph" style:parent-style-name="Text_20_body">
      <style:paragraph-properties fo:orphans="2" fo:widows="2"/>
      <style:text-properties fo:font-variant="normal" fo:text-transform="none" fo:color="#111111" style:font-name="Liberation Serif" fo:font-size="12pt" fo:letter-spacing="normal" fo:font-style="normal" fo:font-weight="normal" officeooo:rsid="00163195" officeooo:paragraph-rsid="0014ce64"/>
    </style:style>
    <style:style style:name="P29" style:family="paragraph" style:parent-style-name="Text_20_body">
      <style:paragraph-properties fo:orphans="2" fo:widows="2"/>
      <style:text-properties fo:font-variant="normal" fo:text-transform="none" fo:color="#111111" style:font-name="Liberation Serif" fo:font-size="10pt" fo:letter-spacing="normal" fo:font-style="normal" fo:font-weight="normal" officeooo:rsid="0007a460" officeooo:paragraph-rsid="0007a460" style:font-size-asian="10pt" style:font-size-complex="10pt"/>
    </style:style>
    <style:style style:name="P30" style:family="paragraph" style:parent-style-name="Text_20_body">
      <style:paragraph-properties fo:orphans="2" fo:widows="2"/>
      <style:text-properties fo:font-variant="normal" fo:text-transform="none" fo:color="#111111" style:font-name="FreeMono" fo:font-size="10pt" fo:letter-spacing="normal" fo:font-style="normal" fo:font-weight="normal" officeooo:rsid="0008e30c" officeooo:paragraph-rsid="0008e30c" style:font-size-asian="10pt" style:font-size-complex="10pt"/>
    </style:style>
    <style:style style:name="P31" style:family="paragraph" style:parent-style-name="Text_20_body">
      <style:paragraph-properties fo:orphans="2" fo:widows="2"/>
      <style:text-properties fo:font-variant="normal" fo:text-transform="none" fo:color="#111111" style:font-name="FreeMono" fo:font-size="12pt" fo:letter-spacing="normal" fo:font-style="normal" fo:font-weight="normal" officeooo:rsid="000d6f62" officeooo:paragraph-rsid="000d6f62"/>
    </style:style>
    <style:style style:name="P32" style:family="paragraph" style:parent-style-name="Text_20_body">
      <style:paragraph-properties fo:orphans="2" fo:widows="2"/>
      <style:text-properties fo:font-variant="normal" fo:text-transform="none" fo:color="#111111" style:font-name="FreeMono" fo:font-size="12pt" fo:letter-spacing="normal" fo:font-style="normal" fo:font-weight="normal" officeooo:rsid="000d6f62" officeooo:paragraph-rsid="0017403b"/>
    </style:style>
    <style:style style:name="P33" style:family="paragraph" style:parent-style-name="Text_20_body" style:list-style-name="L1">
      <style:paragraph-properties fo:orphans="2" fo:widows="2"/>
      <style:text-properties officeooo:rsid="0007a460" officeooo:paragraph-rsid="0008e30c"/>
    </style:style>
    <style:style style:name="P34" style:family="paragraph" style:parent-style-name="Text_20_body">
      <style:paragraph-properties fo:orphans="2" fo:widows="2"/>
      <style:text-properties style:font-name="Liberation Serif" officeooo:rsid="001e1fd5" officeooo:paragraph-rsid="001e1fd5"/>
    </style:style>
    <style:style style:name="P35" style:family="paragraph" style:parent-style-name="Text_20_body">
      <style:paragraph-properties fo:orphans="2" fo:widows="2"/>
      <style:text-properties style:font-name="Liberation Serif" officeooo:rsid="0023fea3" officeooo:paragraph-rsid="0023fea3"/>
    </style:style>
    <style:style style:name="P36" style:family="paragraph" style:parent-style-name="Standard">
      <style:paragraph-properties fo:orphans="2" fo:widows="2"/>
      <style:text-properties fo:font-variant="normal" fo:text-transform="none" fo:color="#111111" style:font-name="FreeMono" fo:font-size="12pt" fo:letter-spacing="normal" fo:font-style="normal" fo:font-weight="normal" officeooo:rsid="000d6f62" officeooo:paragraph-rsid="0017403b"/>
    </style:style>
    <style:style style:name="T1" style:family="text">
      <style:text-properties officeooo:rsid="0007a460"/>
    </style:style>
    <style:style style:name="T2" style:family="text">
      <style:text-properties fo:font-variant="normal" fo:text-transform="none" fo:color="#111111" style:font-name="Liberation Serif" fo:font-size="12pt" fo:letter-spacing="normal" fo:font-style="normal" fo:font-weight="normal"/>
    </style:style>
    <style:style style:name="T3" style:family="text">
      <style:text-properties fo:font-variant="normal" fo:text-transform="none" fo:color="#111111" style:font-name="Liberation Serif" fo:font-size="12pt" fo:letter-spacing="normal" fo:font-style="normal" fo:font-weight="normal" officeooo:rsid="0008e30c"/>
    </style:style>
    <style:style style:name="T4" style:family="text">
      <style:text-properties fo:font-variant="normal" fo:text-transform="none" fo:color="#111111" style:font-name="Liberation Serif" fo:font-size="12pt" fo:letter-spacing="normal" fo:font-style="normal" fo:font-weight="normal" officeooo:rsid="000b51cc"/>
    </style:style>
    <style:style style:name="T5" style:family="text">
      <style:text-properties fo:font-variant="normal" fo:text-transform="none" fo:color="#111111" style:font-name="Liberation Serif" fo:font-size="12pt" fo:letter-spacing="normal" fo:font-style="normal" fo:font-weight="normal" officeooo:rsid="000b8fb8"/>
    </style:style>
    <style:style style:name="T6" style:family="text">
      <style:text-properties fo:font-variant="normal" fo:text-transform="none" fo:color="#111111" style:font-name="Liberation Serif" fo:font-size="12pt" fo:letter-spacing="normal" fo:font-style="normal" fo:font-weight="normal" officeooo:rsid="000c2b8f"/>
    </style:style>
    <style:style style:name="T7" style:family="text">
      <style:text-properties fo:font-variant="normal" fo:text-transform="none" fo:color="#111111" style:font-name="Liberation Serif" fo:font-size="12pt" fo:letter-spacing="normal" fo:font-style="normal" fo:font-weight="normal" officeooo:rsid="000d6f62"/>
    </style:style>
    <style:style style:name="T8" style:family="text">
      <style:text-properties fo:font-variant="normal" fo:text-transform="none" fo:color="#111111" style:font-name="Liberation Serif" fo:font-size="12pt" fo:letter-spacing="normal" fo:font-style="normal" fo:font-weight="normal" officeooo:rsid="00163195"/>
    </style:style>
    <style:style style:name="T9" style:family="text">
      <style:text-properties fo:font-variant="normal" fo:text-transform="none" fo:color="#111111" style:font-name="Liberation Serif" fo:font-size="12pt" fo:letter-spacing="normal" fo:font-style="normal" fo:font-weight="normal" officeooo:rsid="001dcdbd"/>
    </style:style>
    <style:style style:name="T10" style:family="text">
      <style:text-properties fo:font-variant="normal" fo:text-transform="none" fo:color="#111111" fo:font-size="12pt" fo:letter-spacing="normal" fo:font-style="normal" fo:font-weight="normal"/>
    </style:style>
    <style:style style:name="T11" style:family="text">
      <style:text-properties fo:font-variant="normal" fo:text-transform="none" fo:color="#111111" fo:font-size="12pt" fo:letter-spacing="normal" fo:font-style="normal" fo:font-weight="normal" officeooo:rsid="000c2b8f"/>
    </style:style>
    <style:style style:name="T12" style:family="text">
      <style:text-properties fo:font-variant="normal" fo:text-transform="none" fo:color="#111111" fo:font-size="12pt" fo:letter-spacing="normal" fo:font-style="normal" fo:font-weight="normal" officeooo:rsid="000e5527"/>
    </style:style>
    <style:style style:name="T13" style:family="text">
      <style:text-properties fo:font-variant="normal" fo:text-transform="none" fo:color="#111111" fo:font-size="12pt" fo:letter-spacing="normal" fo:font-style="normal" fo:font-weight="normal" officeooo:rsid="000b51cc" style:font-weight-asian="normal" style:font-weight-complex="normal"/>
    </style:style>
    <style:style style:name="T14" style:family="text">
      <style:text-properties fo:font-variant="normal" fo:text-transform="none" fo:color="#111111" fo:font-size="12pt" fo:letter-spacing="normal" fo:font-style="normal" fo:font-weight="normal" officeooo:rsid="000b8fb8" style:font-weight-asian="normal" style:font-weight-complex="normal"/>
    </style:style>
    <style:style style:name="T15" style:family="text">
      <style:text-properties fo:font-variant="normal" fo:text-transform="none" fo:color="#111111" fo:font-size="12pt" fo:letter-spacing="normal" fo:font-style="normal" fo:font-weight="bold" style:font-weight-asian="bold" style:font-weight-complex="bold"/>
    </style:style>
    <style:style style:name="T16" style:family="text">
      <style:text-properties fo:font-variant="normal" fo:text-transform="none" fo:color="#111111" fo:font-size="12pt" fo:letter-spacing="normal" fo:font-style="normal" fo:font-weight="bold" officeooo:rsid="0017403b" style:font-weight-asian="bold" style:font-weight-complex="bold"/>
    </style:style>
    <style:style style:name="T17" style:family="text">
      <style:text-properties fo:font-variant="normal" fo:text-transform="none" fo:color="#111111" fo:font-size="12pt" fo:letter-spacing="normal" fo:font-style="normal" fo:font-weight="bold" officeooo:rsid="001840f1" style:font-weight-asian="bold" style:font-weight-complex="bold"/>
    </style:style>
    <style:style style:name="T18" style:family="text">
      <style:text-properties officeooo:rsid="000a65d3"/>
    </style:style>
    <style:style style:name="T19" style:family="text">
      <style:text-properties officeooo:rsid="000b51cc"/>
    </style:style>
    <style:style style:name="T20" style:family="text">
      <style:text-properties style:font-name="Liberation Serif1" style:font-name-asian="Liberation Serif1" style:font-name-complex="Liberation Serif1"/>
    </style:style>
    <style:style style:name="T21" style:family="text">
      <style:text-properties style:font-name-asian="WenQuanYi Zen Hei Sharp" style:font-name-complex="Lohit Devanagari"/>
    </style:style>
    <style:style style:name="T22" style:family="text">
      <style:text-properties officeooo:rsid="001fe3b4"/>
    </style:style>
    <style:style style:name="T23" style:family="text">
      <style:text-properties officeooo:rsid="0022ca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 420 – Project 1</text:p>
      <text:p text:style-name="P1">Alex English, Mason <text:span text:style-name="T23">Kimbell</text:span>, Ian Thomas</text:p>
      <text:p text:style-name="P1">October 20, 2019</text:p>
      <text:p text:style-name="P1"/>
      <text:p text:style-name="P1"/>
      <text:p text:style-name="P9"><text:span text:style-name="T13">P</text:span><text:span text:style-name="T14">roject’s Github: </text:span><text:a xlink:type="simple" xlink:href="https://github.com/shunned/cosc-420-euler" text:style-name="Internet_20_link" text:visited-style-name="Visited_20_Internet_20_Link">https://github.com/shunned/cosc-420-euler</text:a></text:p>
      <text:p text:style-name="P1"/>
      <text:p text:style-name="P1">Problems selected: #85, #304, #599</text:p>
      <text:p text:style-name="P1"/>
      <text:p text:style-name="P1">Problem 85)</text:p>
      <text:p text:style-name="P1"/>
      <text:p text:style-name="P21">“By counting carefully it can be seen that a rectangular grid measuring 3 by 2 contains eighteen rectangles:</text:p>
      <text:p text:style-name="P11">Although there exists no rectangular grid that contains exactly two million rectangles, find the area of the grid with the nearest solution.”</text:p>
      <text:p text:style-name="P14">The solution for this problem was to brute force the dimension of each grid of n x m size, and determine how many rectangles could fit into it.</text:p>
      <text:p text:style-name="P14">Each processor has an amount of dimensions it must cover, and once all are complete, all results are sent to the root. The root decides which result was closest to two million, and outputs the area for that grid.</text:p>
      <text:p text:style-name="P15">Each node strides over the dimension it is responsible for, as the number of operations grows with the dimension of the grid.</text:p>
      <text:p text:style-name="P16">Each node performs <text:span text:style-name="T20">√(</text:span><text:span text:style-name="T21">2000000)/n operations, where n is the number of nodes used, as only numbers up to the square root of the target number of rectangles (2 mil) have to be checked.</text:span></text:p>
      <text:p text:style-name="P14">Time results:</text:p>
      <table:table table:name="Table1" table:style-name="Table1">
        <table:table-column table:style-name="Table1.A"/>
        <table:table-column table:style-name="Table1.B"/>
        <table:table-row>
          <table:table-cell table:style-name="Table1.A1" office:value-type="string">
            <text:p text:style-name="P20"># Nodes used</text:p>
          </table:table-cell>
          <table:table-cell table:style-name="Table1.B1" office:value-type="string">
            <text:p text:style-name="P20">Runtime (in seconds)</text:p>
          </table:table-cell>
        </table:table-row>
        <table:table-row>
          <table:table-cell table:style-name="Table1.A2" office:value-type="string">
            <text:p text:style-name="P20">30 (ran on cluster)</text:p>
          </table:table-cell>
          <table:table-cell table:style-name="Table1.B2" office:value-type="string">
            <text:p text:style-name="P19">.<text:span text:style-name="T18">46</text:span></text:p>
          </table:table-cell>
        </table:table-row>
        <table:table-row>
          <table:table-cell table:style-name="Table1.A2" office:value-type="string">
            <text:p text:style-name="P20">12</text:p>
          </table:table-cell>
          <table:table-cell table:style-name="Table1.B2" office:value-type="string">
            <text:p text:style-name="P20">1.160</text:p>
          </table:table-cell>
        </table:table-row>
        <table:table-row>
          <table:table-cell table:style-name="Table1.A2" office:value-type="string">
            <text:p text:style-name="P20">6</text:p>
          </table:table-cell>
          <table:table-cell table:style-name="Table1.B2" office:value-type="string">
            <text:p text:style-name="P20">1.880</text:p>
          </table:table-cell>
        </table:table-row>
        <table:table-row>
          <table:table-cell table:style-name="Table1.A2" office:value-type="string">
            <text:p text:style-name="P20">1</text:p>
          </table:table-cell>
          <table:table-cell table:style-name="Table1.B2" office:value-type="string">
            <text:p text:style-name="P20">7.230</text:p>
          </table:table-cell>
        </table:table-row>
      </table:table>
      <text:p text:style-name="P14"/>
      <text:p text:style-name="P14">Run times indicate a substantial speedup, however is <text:span text:style-name="T19">bottle necked</text:span> due to communication overhead once 6 or more nodes are in use. Running on the cluster seemed to overcome this bottleneck due to a small load distributed to each node.</text:p>
      <text:p text:style-name="P18">Answer: 2772</text:p>
      <text:p text:style-name="P17"/>
      <text:p text:style-name="P11"><text:soft-page-break/></text:p>
      <text:p text:style-name="P12">Problem 599)</text:p>
      <text:p text:style-name="P12">“The well-known Rubik's Cube puzzle has many fascinating mathematical properties. The 2×2×2 variant has 8 cubelets with a total of 24 visible faces, each with a coloured sticker. Successively turning faces will rearrange the cubelets, although not all arrangements of cubelets are reachable without dismantling the puzzle.</text:p>
      <text:p text:style-name="P12">Suppose that we wish to apply new stickers to a 2×2×2 Rubik's cube in a non-standard colouring. Specifically, we have n different colours available (with an unlimited supply of stickers of each colour), and we place one sticker on each of the 24 faces in any arrangement that we please. We are not required to use all the colours, and if desired the same colour may appear in more than one face of a single cubelet.</text:p>
      <text:p text:style-name="P12">We say that two such colourings c1,c2 are essentially distinct if a cube coloured according to c1 cannot be made to match a cube coloured according to c2 by performing mechanically possible Rubik's Cube moves.</text:p>
      <text:p text:style-name="P12">For example, with two colours available, there are 183 essentially distinct colourings.</text:p>
      <text:p text:style-name="P12">How many essentially distinct colourings are there with 10 different colours available?”</text:p>
      <text:p text:style-name="P12"/>
      <text:p text:style-name="P12">For this problem, the original decision was to literally simulate a <text:span text:style-name="T1">Rubik’s</text:span> cube with a 3d array, where each index represented a cubelet, <text:span text:style-name="T1">each subindex represented a row, and each subindex of that represented a dimension.</text:span></text:p>
      <text:p text:style-name="P13">A Rubik’s cube only has three fundamental mechanical operations, rotating faces on the front vertically, the side horizontally, and the front clockwise (six operations considering a 2x2x2 has two dimensions on each face).</text:p>
      <text:p text:style-name="P13">These three operations were implemented. The colours for each face were iteratively altered, and all moves were executed and compared to a list of saved states for the cube to determine if the colouring was essentially distinct.</text:p>
      <text:p text:style-name="P13"/>
      <text:p text:style-name="P13">This approach had a number of major issues:</text:p>
      <text:list xml:id="list1518538893" text:style-name="L1">
        <text:list-item>
          <text:p text:style-name="P22">Despite saving the states of the cube, we would have to re-perform the exact same operation</text:p>
        </text:list-item>
        <text:list-item>
          <text:p text:style-name="P22">Recursively performing all Rubik’s cube operations is not easily parallelized</text:p>
        </text:list-item>
        <text:list-item>
          <text:p text:style-name="P33"><text:span text:style-name="T2">Accesses of a 3d matrix could be expensive considering each array is simply an array of pointer to another array. Each color combination requires 40320 operations (8!, (numberofcubeletes)!) , each operation requires three array accesses. </text:span><text:span text:style-name="T3">Simply observe how one of the operation functions work:</text:span></text:p>
        </text:list-item>
      </text:list>
      <text:p text:style-name="P24"><text:soft-page-break/></text:p>
      <text:p text:style-name="P30">void moveSideHorizontally(int level, struct Cubelet cube[][2][2]){</text:p>
      <text:p text:style-name="P30"><text:s text:c="2"/>struct Cubelet temp1 = cube[level][0][0], temp2 = cube[level][0][1],</text:p>
      <text:p text:style-name="P30"><text:s text:c="6"/>temp3 = cube[level][1][0], temp4 = cube[level][1][1];</text:p>
      <text:p text:style-name="P30"><text:s text:c="2"/>assignCubeFacade(&amp;cube[level][0][0], temp3);</text:p>
      <text:p text:style-name="P30"><text:s text:c="2"/>assignCubeFacade(&amp;cube[level][0][1], temp1);</text:p>
      <text:p text:style-name="P30"><text:s text:c="2"/>assignCubeFacade(&amp;cube[level][1][0], temp4);</text:p>
      <text:p text:style-name="P30"><text:s text:c="2"/>assignCubeFacade(&amp;cube[level][1][1], temp2);</text:p>
      <text:p text:style-name="P30">}</text:p>
      <text:p text:style-name="P29"/>
      <text:p text:style-name="P23">This solution was scrapped for a more efficient solution:</text:p>
      <text:p text:style-name="P3"><text:span text:style-name="T2">Note that in 2x2x2 Rubik’s cube, any cubelet can be moved from one part of the cube to the other. Based off this, we can simply calculate all permutations of the cube in advance, </text:span><text:span text:style-name="T3">then have the value of each element in the permutated list of cubelet positions map to some colouring.</text:span></text:p>
      <text:p text:style-name="P24">The colouring will be iteratively changed so that n! colourings will be applied to each cubelet’s faces.</text:p>
      <text:p text:style-name="P25">The drawbacks of this solution is that colour generation for each face must be done recursively to ensure repeated colours for each cubelet face (unless an esoteric nested loop were to be implemented, which would most likely not function correctly).</text:p>
      <text:p text:style-name="P25"/>
      <text:p text:style-name="P26">Overall, a total of </text:p>
      <text:p text:style-name="P4"><text:span text:style-name="T10">c</text:span><text:span text:style-name="T11">^c</text:span><text:span text:style-name="T10"> * ((nc!)^2)</text:span></text:p>
      <text:p text:style-name="P7"><text:span text:style-name="T2">operations are (theoretically) performed (as an upper bound, in practice, it will be much less, as once a matching is found, that </text:span><text:span text:style-name="T5">specific</text:span><text:span text:style-name="T2"> permutation is no longer searched), where nc is the number of cubelets in the Rubik’s cube (in 2x2x2, 8) </text:span><text:span text:style-name="T5">which is squared as they are each individually checked</text:span><text:span text:style-name="T2">, c is the number of colors used (in case of problem, 10)</text:span><text:span text:style-name="T5"> </text:span><text:span text:style-name="T6">which must be to power of itself as colour repetitions are allowed.</text:span></text:p>
      <text:p text:style-name="P2"><text:span text:style-name="T4">So a theoretical upper bound of </text:span><text:span text:style-name="T5">~16,257,024,000,000,000,000</text:span><text:span text:style-name="T4"> Rubik’s cubes are </text:span><text:span text:style-name="T5">generated and compared.</text:span></text:p>
      <text:p text:style-name="P8"><text:span text:style-name="T5">P</text:span><text:span text:style-name="T2">arallelizing this problem is non trivial, as nested loops cannot be interchanged/distributed onto other nodes.</text:span></text:p>
      <text:p text:style-name="P27"/>
      <text:p text:style-name="P27"/>
      <text:p text:style-name="P27"/>
      <text:p text:style-name="P27"><text:soft-page-break/><text:line-break/>Examine the pseudo code for a <text:s/>very basic version of this algorithm:</text:p>
      <text:p text:style-name="P31">function rubiks:</text:p>
      <text:p text:style-name="P31"><text:s text:c="2"/>int i, j, l;</text:p>
      <text:p text:style-name="P31"><text:s text:c="2"/>allcolourings = uniqueColorCount(10 colours);</text:p>
      <text:p text:style-name="P31"><text:s text:c="2"/>for(i = 0 → allcolourings):</text:p>
      <text:p text:style-name="P31"><text:tab/>reassignColours(cube)</text:p>
      <text:p text:style-name="P31"><text:s text:c="4"/>for(j = 0 → number of permutations):</text:p>
      <text:p text:style-name="P31"><text:s text:c="6"/>for(l = j → number of permutations):</text:p>
      <text:p text:style-name="P5"><text:span text:style-name="T10"><text:s text:c="8"/>if(compare </text:span><text:span text:style-name="T12">cube colours</text:span><text:span text:style-name="T10">(cube j, </text:span><text:span text:style-name="T12">cube</text:span><text:span text:style-name="T10"> l)):</text:span></text:p>
      <text:p text:style-name="P31"><text:s text:c="10"/>print(cube duplicated, is not essentially distinct\n);</text:p>
      <text:p text:style-name="P31"/>
      <text:p text:style-name="P27">We cannot parallelize the inner loop without distributing the colouring (which would be a trivial load for each node, communication overhead would outweigh the load ). So we instead parallelize the outer loop where colours are generated, and distribute some colours to each node.</text:p>
      <text:p text:style-name="P27">We cannot switch the loops as we cannot check for repeated permutations if we change the colouring of a given cube.</text:p>
      <text:p text:style-name="P10"><text:span text:style-name="T7">T</text:span><text:span text:style-name="T2">he function is recursive </text:span><text:span text:style-name="T9">since we have to generated all unique colourings for each permutation</text:span><text:span text:style-name="T2">, however all that makes a difference is </text:span><text:span text:style-name="T8">however many distinct rubiks cubes each node found, which can be stored in a unique address for each node, then reduced into a single sum <text:s/>on the node after each recursive call. Each node can determine which unique colouring to cover by striding.</text:span></text:p>
      <text:p text:style-name="P28"/>
      <text:p text:style-name="P36">int i, j, l;</text:p>
      <text:p text:style-name="P32"><text:s text:c="2"/>allcolourings = uniqueColorCount(10 colours);</text:p>
      <text:p text:style-name="P6"><text:span text:style-name="T10"><text:s text:c="2"/>for(</text:span><text:span text:style-name="T15">i = </text:span><text:span text:style-name="T16">rank</text:span><text:span text:style-name="T15"> → allcolourings .. </text:span><text:span text:style-name="T17">i+= worldsize</text:span><text:span text:style-name="T10">):</text:span></text:p>
      <text:p text:style-name="P32"><text:tab/>reassignColours(cube)</text:p>
      <text:p text:style-name="P32"><text:s text:c="4"/>for(j = 0 → number of permutations):</text:p>
      <text:p text:style-name="P32"><text:s text:c="6"/>for(l = j → number of permutations):</text:p>
      <text:p text:style-name="P32"><text:tab/><text:tab/>...</text:p>
      <text:p text:style-name="P32"/>
      <text:p text:style-name="P34">This solution will take <text:span text:style-name="T22">advantage of all nodes, permitting the number of nodes is less than the number of colours^3 (which if c = 10, would be 1000). After n &gt; 1000, auxiliary nodes would be underutilized.</text:span></text:p>
      <text:p text:style-name="P34"/>
      <text:p text:style-name="P35"><text:soft-page-break/>This approach, while is believed to function correctly, still had an unreasonable run time, and was not able to finish within any reasonable amount of time when ran on the cluster (when ran with all 10 colours). This is most likely due to the fact that all Rubik’s cube permutations are still being brute forced, along with all individual colorings for the cube. <text:s/>Solutions involving representing a Rubik’s cube as a graph, then traversing all unique mappings of the graph could offer a slightly better runtime, and are still being investigated. Based off some calculations made above, and off other results for various sizes of c, we estimate that the number of unique Rubik’s cubes is ~10 quintill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7:15:00.723539752</meta:creation-date>
    <dc:date>2019-10-21T11:07:47.492050666</dc:date>
    <meta:editing-duration>PT5H21M40S</meta:editing-duration>
    <meta:editing-cycles>33</meta:editing-cycles>
    <meta:generator>LibreOffice/5.3.6.1$Linux_X86_64 LibreOffice_project/30$Build-1</meta:generator>
    <meta:document-statistic meta:table-count="1" meta:image-count="0" meta:object-count="0" meta:page-count="5" meta:paragraph-count="77" meta:word-count="1245" meta:character-count="7764" meta:non-whitespace-character-count="6525"/>
  </office:meta>
</office:document-meta>
</file>